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Store.content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ntStore.getItem( lo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ntStore.addItem(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.get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.ContentStor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.removeItem(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Stor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